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56f7" officeooo:paragraph-rsid="001a56f7"/>
    </style:style>
    <style:style style:name="P2" style:family="paragraph" style:parent-style-name="Standard">
      <style:paragraph-properties fo:text-align="start" style:justify-single-word="false"/>
      <style:text-properties officeooo:rsid="001a56f7" officeooo:paragraph-rsid="001a56f7"/>
    </style:style>
    <style:style style:name="P3" style:family="paragraph" style:parent-style-name="Standard">
      <style:paragraph-properties fo:text-align="start" style:justify-single-word="false"/>
      <style:text-properties officeooo:rsid="001ba3c1" officeooo:paragraph-rsid="001ba3c1"/>
    </style:style>
    <style:style style:name="P4" style:family="paragraph" style:parent-style-name="Standard">
      <style:paragraph-properties fo:text-align="start" style:justify-single-word="false"/>
      <style:text-properties officeooo:rsid="001cfd5f" officeooo:paragraph-rsid="001cfd5f"/>
    </style:style>
    <style:style style:name="P5" style:family="paragraph" style:parent-style-name="Header">
      <style:paragraph-properties fo:text-align="center" style:justify-single-word="false"/>
      <style:text-properties officeooo:rsid="001a56f7"/>
    </style:style>
    <style:style style:name="P6" style:family="paragraph" style:parent-style-name="Text_20_body">
      <style:paragraph-properties fo:text-align="center" style:justify-single-word="false"/>
      <style:text-properties officeooo:rsid="001a56f7"/>
    </style:style>
    <style:style style:name="P7" style:family="paragraph" style:parent-style-name="Text_20_body">
      <style:text-properties officeooo:rsid="001cfd5f" officeooo:paragraph-rsid="001cfd5f"/>
    </style:style>
    <style:style style:name="P8" style:family="paragraph" style:parent-style-name="Text_20_body" style:list-style-name="L1">
      <style:text-properties officeooo:rsid="001cfd5f" officeooo:paragraph-rsid="001cfd5f"/>
    </style:style>
    <style:style style:name="P9" style:family="paragraph" style:parent-style-name="Text_20_body" style:list-style-name="L1">
      <style:text-properties officeooo:paragraph-rsid="001d6aeb"/>
    </style:style>
    <style:style style:name="P10" style:family="paragraph" style:parent-style-name="Text_20_body" style:list-style-name="L1">
      <style:text-properties officeooo:rsid="001d6aeb" officeooo:paragraph-rsid="001d6aeb"/>
    </style:style>
    <style:style style:name="P11" style:family="paragraph" style:parent-style-name="Footer">
      <style:paragraph-properties fo:text-align="end" style:justify-single-word="false"/>
      <style:text-properties officeooo:rsid="001d6aeb" officeooo:paragraph-rsid="001d6aeb"/>
    </style:style>
    <style:style style:name="P12" style:family="paragraph" style:parent-style-name="Heading_20_1">
      <style:text-properties officeooo:rsid="001a56f7"/>
    </style:style>
    <style:style style:name="P13" style:family="paragraph" style:parent-style-name="Heading_20_1">
      <style:text-properties officeooo:rsid="001cfd5f" officeooo:paragraph-rsid="001cfd5f"/>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Heading_20_2">
      <style:text-properties officeooo:rsid="001ba3c1"/>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d6aeb"/>
    </style:style>
    <style:style style:name="T2" style:family="text">
      <style:text-properties officeooo:rsid="001a56f7"/>
    </style:style>
    <style:style style:name="T3" style:family="text">
      <style:text-properties officeooo:rsid="001ba3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tributos de Calidad-Mantenibilidad</text:p>
      <text:p text:style-name="P6"/>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4"><text:a xlink:type="simple" xlink:href="#__RefHeading__106_918341949" text:style-name="Index_20_Link" text:visited-style-name="Index_20_Link">¿Qué es la mantenibilidad?<text:tab/>1</text:a></text:p>
          <text:p text:style-name="P14"><text:a xlink:type="simple" xlink:href="#__RefHeading__108_918341949" text:style-name="Index_20_Link" text:visited-style-name="Index_20_Link">Dos incumbencias sobre este atributo<text:tab/>1</text:a></text:p>
          <text:p text:style-name="P16"><text:a xlink:type="simple" xlink:href="#__RefHeading__112_918341949" text:style-name="Index_20_Link" text:visited-style-name="Index_20_Link">¿Qué es lo que puede cambiar?<text:tab/>1</text:a></text:p>
          <text:p text:style-name="P16"><text:a xlink:type="simple" xlink:href="#__RefHeading__114_918341949" text:style-name="Index_20_Link" text:visited-style-name="Index_20_Link">¿Cuando hacer el cambio y quien lo efectuá?<text:tab/>1</text:a></text:p>
          <text:p text:style-name="P14"><text:a xlink:type="simple" xlink:href="#__RefHeading__110_918341949" text:style-name="Index_20_Link" text:visited-style-name="Index_20_Link">Cuestiones que pueden afectar al mantenimiento<text:tab/>1</text:a></text:p>
        </text:index-body>
      </text:table-of-content>
      <text:p text:style-name="P1"/>
      <text:p text:style-name="P2"/>
      <text:h text:style-name="Heading_20_1" text:outline-level="1"><text:bookmark-start text:name="__RefHeading__106_918341949"/><text:span text:style-name="T2">¿Qu</text:span><text:span text:style-name="T3">é</text:span><text:span text:style-name="T2"> es la mantenibilidad?</text:span><text:bookmark-end text:name="__RefHeading__106_918341949"/></text:h>
      <text:p text:style-name="P3"/>
      <text:p text:style-name="P3">La mantenibilidad es la capacidad que tiene un sistema para adaptarse a determinados cambios con tal grado de facilidad, es decir, tiene que ver con el costo de los cambios. Dichos cambios podrían afectar funciones, servicios, componentes, etc. al añadir, modificar o suprimir alguna funcionalidad de la aplicación con el fin de corregir algunos errores o al cambiar los requisitos del negocio. Todo cambio tiene asociado un costo de tiempo y dinero.</text:p>
      <text:p text:style-name="P3">Mejorar la mantenibilidad puede <text:s/>aumentar la disponibilidad. </text:p>
      <text:p text:style-name="P3">Se puede medir la mantenibilidad a costa de como esta subdividida la aplicación o sistema y por las técnicas de programación utilizadas.</text:p>
      <text:h text:style-name="P12" text:outline-level="1"><text:bookmark-start text:name="__RefHeading__108_918341949"/>Dos incumbencias sobre este atributo<text:bookmark-end text:name="__RefHeading__108_918341949"/></text:h>
      <text:h text:style-name="P15" text:outline-level="2"><text:bookmark-start text:name="__RefHeading__112_918341949"/>¿Qué es lo que puede cambiar?<text:bookmark-end text:name="__RefHeading__112_918341949"/></text:h>
      <text:p text:style-name="P4">Los cambios pueden ser de distintos orígenes, la funcionalidad de la aplicación, la plataforma sobre la cual existe, el ambiente sobre el cual se ejecuta y modificaciones en otros atributos de calidad.</text:p>
      <text:h text:style-name="P15" text:outline-level="2"><text:bookmark-start text:name="__RefHeading__114_918341949"/>¿Cuando hacer el cambio y quien lo efectuá?<text:bookmark-end text:name="__RefHeading__114_918341949"/></text:h>
      <text:p text:style-name="P7">En la actualidad pueden ser efectuados por usuarios, administradores o programadores. Y pueden ser hechos en etapas de ejecución, configuración, despliegue, o programación.</text:p>
      <text:h text:style-name="P13" text:outline-level="1"><text:bookmark-start text:name="__RefHeading__110_918341949"/>Cuestiones que pueden afectar al mantenimiento<text:bookmark-end text:name="__RefHeading__110_918341949"/></text:h>
      <text:list xml:id="list36425035" text:style-name="L1">
        <text:list-item>
          <text:p text:style-name="P8">Dependencias entre componentes y capas, así como también el acoplamiento de clases. Se debe dividir bien la interfaz del usuario, la funcionalidad del sistema y el acceso a datos.</text:p>
        </text:list-item>
        <text:list-item>
          <text:p text:style-name="P8">El uso de la comunicación directa evita los cambios en el despliegue físico de los componentes y capas. Se debería usar un diseño que sea conectable, fácil de actualizar y mantener.</text:p>
        </text:list-item>
        <text:list-item>
          <text:p text:style-name="P10">Diseñar componentes para evitar el acoplamiento alto con el fin de maximizar la flexibilidad, facilitar la sustitución y re utilización.</text:p>
        </text:list-item>
        <text:list-item>
          <text:p text:style-name="P9"><text:span text:style-name="T1">Si la base de código es grande es difícil de mantener, entonces hay que descomponer bien las capas diferenciando cada elemento del negocio para que no afecte un futuro cambio del negocio al sistema.</text:span></text:p>
        </text:list-item>
        <text:list-item>
          <text:p text:style-name="P10"><text:soft-page-break/>Invertir en pruebas del código a medida que se crea el sistema, esto dará validez de creado y brindará documentación de lo que las partes hacen y como funcionan entre si. </text:p>
        </text:list-item>
        <text:list-item>
          <text:p text:style-name="P10">La falta de documentación dificulta el uso, hay que asegurarse de dar documentación que minímamente explique la estructura de la aplicació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d6aeb" officeooo:paragraph-rsid="001d6aeb"/>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1T15:31:14.11</meta:creation-date>
    <meta:generator>LibreOffice/3.6$Windows_x86 LibreOffice_project/932b512-69e3009-7a10e5c-fc86223-a55908</meta:generator>
    <dc:date>2012-11-11T16:29:52.66</dc:date>
    <meta:editing-duration>P0D</meta:editing-duration>
    <meta:editing-cycles>2</meta:editing-cycles>
    <meta:document-statistic meta:table-count="0" meta:image-count="0" meta:object-count="0" meta:page-count="2" meta:paragraph-count="24" meta:word-count="398" meta:character-count="2456" meta:non-whitespace-character-count="2085"/>
  </office:meta>
</office:document-meta>
</file>